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2" svg:font-family="OpenSymbol" style:font-adornments="Regular" style:font-pitch="variable" style:font-charset="x-symbol"/>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OpenSymbol3" svg:font-family="OpenSymbol"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style:tab-stops>
          <style:tab-stop style:position="1.27cm"/>
          <style:tab-stop style:position="1.905cm"/>
          <style:tab-stop style:position="2.54cm"/>
        </style:tab-stops>
      </style:paragraph-properties>
    </style:style>
    <style:style style:name="P3" style:family="paragraph" style:parent-style-name="Text_20_body">
      <style:text-properties fo:font-size="11pt" fo:language="en" fo:country="GB" fo:font-weight="normal" style:font-size-asian="11pt" style:font-weight-asian="normal"/>
    </style:style>
    <style:style style:name="P4" style:family="paragraph" style:parent-style-name="Text_20_body">
      <style:text-properties fo:font-weight="bold" officeooo:paragraph-rsid="0008c105" style:font-weight-asian="bold" style:font-weight-complex="bold"/>
    </style:style>
    <style:style style:name="P5" style:family="paragraph" style:parent-style-name="Text_20_body">
      <style:text-properties officeooo:paragraph-rsid="0008c105"/>
    </style:style>
    <style:style style:name="P6" style:family="paragraph" style:parent-style-name="Preformatted_20_Text">
      <style:paragraph-properties fo:break-before="page"/>
    </style:style>
    <style:style style:name="P7" style:family="paragraph" style:parent-style-name="Text_20_body">
      <style:paragraph-properties fo:break-before="page"/>
      <style:text-properties fo:font-weight="bold" officeooo:paragraph-rsid="0008c105" style:font-weight-asian="bold" style:font-weight-complex="bold"/>
    </style:style>
    <style:style style:name="P8" style:family="paragraph" style:parent-style-name="Preformatted_20_Text">
      <style:text-properties officeooo:paragraph-rsid="0008c105"/>
    </style:style>
    <style:style style:name="P9" style:family="paragraph" style:parent-style-name="Body_20_Text_20_3">
      <style:paragraph-properties fo:text-align="justify" style:justify-single-word="false"/>
    </style:style>
    <style:style style:name="P10" style:family="paragraph" style:parent-style-name="Body_20_Text_20_3">
      <style:paragraph-properties fo:text-align="justify" style:justify-single-word="false"/>
      <style:text-properties fo:font-size="11pt" fo:language="en" fo:country="GB" fo:font-weight="normal" style:font-size-asian="11pt" style:font-weight-asian="normal"/>
    </style:style>
    <style:style style:name="P11" style:family="paragraph" style:parent-style-name="Body_20_Text_20_3">
      <style:paragraph-properties fo:text-align="justify" style:justify-single-word="false"/>
      <style:text-properties fo:font-size="11pt" fo:language="en" fo:country="GB" fo:font-weight="normal" style:font-size-asian="11pt" style:font-weight-asian="normal" style:font-weight-complex="normal"/>
    </style:style>
    <style:style style:name="P12" style:family="paragraph" style:parent-style-name="Body_20_Text_20_3">
      <style:paragraph-properties fo:text-align="justify" style:justify-single-word="false"/>
      <style:text-properties fo:font-size="11pt" fo:language="en" fo:country="GB" fo:font-weight="normal" style:font-size-asian="11pt" style:font-weight-asian="normal" style:font-name-complex="Times New Roman1"/>
    </style:style>
    <style:style style:name="P13" style:family="paragraph" style:parent-style-name="Body_20_Text_20_3">
      <style:paragraph-properties fo:text-align="justify" style:justify-single-word="false"/>
      <style:text-properties fo:font-size="11pt" fo:language="en" fo:country="GB" fo:font-weight="bold" style:font-size-asian="11pt" style:font-weight-asian="bold" style:font-weight-complex="bold"/>
    </style:style>
    <style:style style:name="P14" style:family="paragraph" style:parent-style-name="Body_20_Text_20_3">
      <style:paragraph-properties fo:text-align="justify" style:justify-single-word="false"/>
      <style:text-properties fo:font-size="11pt" fo:language="en" fo:country="GB" fo:font-weight="bold" style:font-size-asian="11pt" style:font-weight-asian="bold" style:font-name-complex="Times New Roman1" style:font-weight-complex="bold"/>
    </style:style>
    <style:style style:name="P15" style:family="paragraph" style:parent-style-name="Body_20_Text_20_3">
      <style:paragraph-properties fo:text-align="justify" style:justify-single-word="false"/>
      <style:text-properties style:font-name="Times New Roman" fo:font-size="11pt" fo:language="en" fo:country="GB" fo:font-weight="normal" style:font-size-asian="11pt" style:font-weight-asian="normal" style:font-name-complex="Times New Roman1"/>
    </style:style>
    <style:style style:name="P16" style:family="paragraph" style:parent-style-name="Contents_20_3">
      <style:paragraph-properties>
        <style:tab-stops>
          <style:tab-stop style:position="17.403cm" style:type="right" style:leader-style="dotted" style:leader-text="."/>
        </style:tab-stops>
      </style:paragraph-properties>
    </style:style>
    <style:style style:name="P17" style:family="paragraph" style:parent-style-name="Body_20_Text_20_3" style:list-style-name="WWNum4">
      <style:paragraph-properties fo:text-align="justify" style:justify-single-word="false">
        <style:tab-stops>
          <style:tab-stop style:position="1.27cm"/>
          <style:tab-stop style:position="1.905cm"/>
          <style:tab-stop style:position="2.54cm"/>
        </style:tab-stops>
      </style:paragraph-properties>
      <style:text-properties fo:font-size="11pt" fo:language="en" fo:country="GB" fo:font-weight="normal" style:font-size-asian="11pt" style:font-weight-asian="normal" style:font-name-complex="Times New Roman1"/>
    </style:style>
    <style:style style:name="P18" style:family="paragraph" style:parent-style-name="Body_20_Text_20_3" style:list-style-name="WWNum3">
      <style:paragraph-properties fo:text-align="justify" style:justify-single-word="false"/>
      <style:text-properties fo:font-size="11pt" fo:language="en" fo:country="GB" fo:font-weight="normal" style:font-size-asian="11pt" style:font-weight-asian="normal"/>
    </style:style>
    <style:style style:name="P19" style:family="paragraph" style:parent-style-name="Body_20_Text_20_3">
      <style:paragraph-properties fo:text-align="justify" style:justify-single-word="false"/>
      <style:text-properties fo:font-size="11pt" fo:language="en" fo:country="GB" fo:font-weight="normal" style:font-size-asian="11pt" style:font-weight-asian="normal" style:font-weight-complex="normal"/>
    </style:style>
    <style:style style:name="P20" style:family="paragraph" style:parent-style-name="Body_20_Text_20_3">
      <style:paragraph-properties fo:text-align="justify" style:justify-single-word="false"/>
      <style:text-properties fo:font-size="11pt" fo:language="en" fo:country="GB" fo:font-weight="normal" officeooo:rsid="0009bac8" officeooo:paragraph-rsid="0009bac8" style:font-size-asian="11pt" style:font-weight-asian="normal" style:font-weight-complex="normal"/>
    </style:style>
    <style:style style:name="P21" style:family="paragraph" style:parent-style-name="Body_20_Text_20_3">
      <style:paragraph-properties fo:text-align="justify" style:justify-single-word="false"/>
      <style:text-properties fo:font-size="11pt" fo:language="en" fo:country="GB" fo:font-weight="bold" officeooo:rsid="0009bac8" officeooo:paragraph-rsid="0009bac8" style:font-size-asian="11pt" style:font-weight-asian="bold" style:font-weight-complex="bold"/>
    </style:style>
    <style:style style:name="P22" style:family="paragraph" style:parent-style-name="Standard" style:master-page-name="Standard">
      <style:paragraph-properties style:page-number="auto"/>
      <style:text-properties fo:font-size="16pt" fo:font-weight="bold" style:font-size-asian="16pt" style:font-weight-asian="bold" style:font-size-complex="16pt" style:font-weight-complex="bold"/>
    </style:style>
    <style:style style:name="P23" style:family="paragraph" style:parent-style-name="Standard" style:list-style-name="WWNum4">
      <style:paragraph-properties>
        <style:tab-stops>
          <style:tab-stop style:position="1.27cm"/>
          <style:tab-stop style:position="1.905cm"/>
          <style:tab-stop style:position="2.54cm"/>
        </style:tab-stops>
      </style:paragraph-properties>
      <style:text-properties style:font-name="Times New Roman" fo:font-size="11pt" fo:language="en" fo:country="GB" style:font-size-asian="11pt" style:font-name-complex="Times New Roman1"/>
    </style:style>
    <style:style style:name="P24" style:family="paragraph" style:parent-style-name="Standard" style:list-style-name="WWNum4">
      <style:paragraph-properties fo:text-align="justify" style:justify-single-word="false">
        <style:tab-stops>
          <style:tab-stop style:position="1.27cm"/>
          <style:tab-stop style:position="1.905cm"/>
          <style:tab-stop style:position="2.54cm"/>
        </style:tab-stops>
      </style:paragraph-properties>
      <style:text-properties style:font-name="Times New Roman" fo:font-size="11pt" fo:language="en" fo:country="GB" fo:font-weight="normal" style:font-size-asian="11pt" style:font-weight-asian="normal" style:font-name-complex="Times New Roman1" style:font-size-complex="12pt"/>
    </style:style>
    <style:style style:name="P25" style:family="paragraph" style:parent-style-name="Standard" style:list-style-name="WWNum4">
      <style:paragraph-properties>
        <style:tab-stops>
          <style:tab-stop style:position="1.27cm"/>
          <style:tab-stop style:position="1.905cm"/>
          <style:tab-stop style:position="2.54cm"/>
        </style:tab-stops>
      </style:paragraph-properties>
      <style:text-properties style:font-name="Times New Roman" fo:font-size="11pt" fo:language="en" fo:country="GB" fo:font-weight="normal" style:font-size-asian="11pt" style:font-weight-asian="normal" style:font-name-complex="Times New Roman1"/>
    </style:style>
    <style:style style:name="P26" style:family="paragraph" style:parent-style-name="Standard" style:list-style-name="WWNum4">
      <style:paragraph-properties>
        <style:tab-stops>
          <style:tab-stop style:position="1.27cm"/>
          <style:tab-stop style:position="1.905cm"/>
          <style:tab-stop style:position="2.54cm"/>
        </style:tab-stops>
      </style:paragraph-properties>
    </style:style>
    <style:style style:name="P27" style:family="paragraph" style:parent-style-name="Heading_20_3" style:list-style-name="WWNum2"/>
    <style:style style:name="P28" style:family="paragraph" style:parent-style-name="Heading_20_3" style:list-style-name="WWNum1">
      <style:text-properties officeooo:paragraph-rsid="0008c105"/>
    </style:style>
    <style:style style:name="T1" style:family="text">
      <style:text-properties fo:font-size="11pt" fo:language="en" fo:country="GB" fo:font-weight="normal" style:font-size-asian="11pt" style:font-weight-asian="normal"/>
    </style:style>
    <style:style style:name="T2" style:family="text">
      <style:text-properties fo:font-size="11pt" fo:language="en" fo:country="GB" fo:font-weight="normal" style:font-size-asian="11pt" style:font-weight-asian="normal" style:font-name-complex="Times New Roman1"/>
    </style:style>
    <style:style style:name="T3" style:family="text">
      <style:text-properties fo:font-size="11pt" fo:language="en" fo:country="GB" fo:font-weight="normal" style:font-size-asian="11pt" style:font-weight-asian="normal" style:font-weight-complex="normal"/>
    </style:style>
    <style:style style:name="T4" style:family="text">
      <style:text-properties style:font-name="Times New Roman" fo:font-size="11pt" fo:language="en" fo:country="GB" style:font-size-asian="11pt" style:font-name-complex="Times New Roman1"/>
    </style:style>
    <style:style style:name="T5" style:family="text">
      <style:text-properties style:font-name="Times New Roman" fo:font-size="11pt" fo:language="en" fo:country="GB" fo:font-weight="normal" style:font-size-asian="11pt" style:font-weight-asian="normal" style:font-name-complex="Times New Roman1"/>
    </style:style>
    <style:style style:name="T6" style:family="text">
      <style:text-properties officeooo:rsid="0008c10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y Jobs</text:p>
      <text:p text:style-name="Standard"/>
      <text:list xml:id="list54060977" text:style-name="WWNum2">
        <text:list-item>
          <text:list>
            <text:list-item>
              <text:list>
                <text:list-item>
                  <text:h text:style-name="P27" text:outline-level="3"><text:bookmark-start text:name="__RefHeading___Toc590_1004033154"/>Liverpool Victoria (LV=) / Teachers Assurance <text:bookmark-end text:name="__RefHeading___Toc590_1004033154"/></text:h>
                </text:list-item>
              </text:list>
            </text:list-item>
          </text:list>
        </text:list-item>
      </text:list>
      <text:p text:style-name="Preformatted_20_Text"/>
      <text:p text:style-name="P9"><text:span text:style-name="T2">Working for the Teachers Assurance branch of LV, I was r</text:span><text:span text:style-name="T1">esponsible for all aspects of database <text:s/>support and infrastructure, supporting a range of different database technologies. In addition to my DBA duties I provided Windows and Unix/Linux support. I also got involved in database migration projects, providing technical support and as well as creating automated data extracts and writing SQL code for data mapping. <text:s/></text:span></text:p>
      <text:p text:style-name="P2"/>
      <text:list xml:id="list4172533413" text:style-name="WWNum4">
        <text:list-item>
          <text:p text:style-name="P23">Support for a wide range of databases, including Oracle, SQL Server, MongoDB and Alchemy document databases.</text:p>
        </text:list-item>
        <text:list-item>
          <text:p text:style-name="P23">Providing Windows and Unix support to development teams and users.</text:p>
        </text:list-item>
        <text:list-item>
          <text:p text:style-name="P17">Carrying out installations, patching, day-to-day maintenance, troubleshooting, backup, database sizing and performance analysis..</text:p>
        </text:list-item>
        <text:list-item>
          <text:p text:style-name="P24">Developing automated data extracts for data migration projects. </text:p>
        </text:list-item>
      </text:list>
      <text:p text:style-name="Standard"/>
      <text:p text:style-name="Standard">Day to day work</text:p>
      <text:p text:style-name="Standard">- Database refreshes</text:p>
      <text:p text:style-name="Standard">- Writing data extracts (Oracle, MongoDB)</text:p>
      <text:p text:style-name="Standard"><text:tab/>MongoDB: Using mongoexport and mongoimport</text:p>
      <text:p text:style-name="Standard">- Building new database servers for migration test and development</text:p>
      <text:p text:style-name="Standard">- Building Unix Servers, installing database binaries and creating databases (Oracle 12c)</text:p>
      <text:p text:style-name="Standard">- Working on data migration and database decommissioning projects. Getting involved in data mapping and archiving solution designs.</text:p>
      <text:p text:style-name="Standard">- Supporting SQLServer 2012 and 2014 databases.</text:p>
      <text:p text:style-name="Standard">- Reverse engineering of SQL statements from Progress database (a 4GL database)</text:p>
      <text:p text:style-name="Standard"/>
      <text:list xml:id="list133612948885659" text:continue-list="list54060977" text:style-name="WWNum2">
        <text:list-item>
          <text:list>
            <text:list-item>
              <text:list>
                <text:list-item>
                  <text:h text:style-name="P27" text:outline-level="3"><text:bookmark-start text:name="__RefHeading___Toc592_1004033154"/>RBS 3<text:bookmark-end text:name="__RefHeading___Toc592_1004033154"/></text:h>
                </text:list-item>
              </text:list>
            </text:list-item>
          </text:list>
        </text:list-item>
      </text:list>
      <text:p text:style-name="Standard"/>
      <text:p text:style-name="P10">Responsible for the technical and administration aspects of the Oracle infrastructure for the LoanIQ and MIG21 and other projects. Also the first point of call for providing technical support as well as specialist technical input. For the MIG21 project I was working as lead developer in addition to my DBA duties. The MIG21 project followed the Agile Development process.</text:p>
      <text:p text:style-name="P2"/>
      <text:list xml:id="list133613179233601" text:continue-list="list4172533413" text:style-name="WWNum4">
        <text:list-item>
          <text:p text:style-name="P23">Data migration and character set conversion from existing to new build LoanIQ database.</text:p>
        </text:list-item>
        <text:list-item>
          <text:p text:style-name="P26"><text:span text:style-name="T4">Technical specification, design and implementation of the databases. Liaison with users to discuss possible solutions and builds, optimise configurations, performance tuning, </text:span><text:span text:style-name="T5">database sizing and performance analysis.</text:span></text:p>
        </text:list-item>
        <text:list-item>
          <text:p text:style-name="P25">Lead developer for the MIG21 compliance monitoring project.</text:p>
        </text:list-item>
        <text:list-item>
          <text:p text:style-name="P25">Design and development of the code framework for MIG21 compliance monitoring.</text:p>
        </text:list-item>
        <text:list-item>
          <text:p text:style-name="P25">Developing the data load and the internal calculation processes using PL/SQL, Powershell and Python.</text:p>
        </text:list-item>
      </text:list>
      <text:p text:style-name="Standard"/>
      <text:p text:style-name="Standard"/>
      <text:list xml:id="list133612861503584" text:continue-list="list133612948885659" text:style-name="WWNum2">
        <text:list-item>
          <text:list>
            <text:list-item>
              <text:list>
                <text:list-item>
                  <text:h text:style-name="P27" text:outline-level="3"><text:bookmark-start text:name="__RefHeading___Toc594_1004033154"/>Credit Suisse (CS)<text:bookmark-end text:name="__RefHeading___Toc594_1004033154"/></text:h>
                </text:list-item>
              </text:list>
            </text:list-item>
          </text:list>
        </text:list-item>
      </text:list>
      <text:p text:style-name="Text_20_body"/>
      <text:p text:style-name="P9"><text:span text:style-name="T1">Working as as projects DBA to support several project teams. Responsible for build and support of Oracle project databases, advising the projects team in all database aspects. This work included the setting up and cloning of databases for UAT testing, implementing a statistics gathering strategy for the application to ensure performance post migration. Database level performance tuning included customising Oracle memory settings, enforcing cursor_sharing and the implementation of SQL Profiles. Other work included configuring database </text:span><text:soft-page-break/><text:span text:style-name="T1">backups using RMAN.</text:span></text:p>
      <text:p text:style-name="P10"/>
      <text:list xml:id="list2545024992" text:style-name="WWNum3">
        <text:list-item>
          <text:p text:style-name="P18">Support and administration of Oracle 10g and 11g RAC databases.</text:p>
        </text:list-item>
        <text:list-item>
          <text:p text:style-name="P18">Supporting a wide range of systems like RAC, Data Guard, VCS and Streams.</text:p>
        </text:list-item>
        <text:list-item>
          <text:p text:style-name="P18">Liaison between users and system administrators to optimise the configuration</text:p>
        </text:list-item>
        <text:list-item>
          <text:p text:style-name="P18">Carrying out installations, patching, day-to-day maintenance, troubleshooting, backup, database sizing and performance analysis.</text:p>
        </text:list-item>
      </text:list>
      <text:p text:style-name="Standard"/>
      <text:p text:style-name="Preformatted_20_Text"/>
      <text:list xml:id="list133613876635465" text:continue-list="list133612861503584" text:style-name="WWNum2">
        <text:list-item>
          <text:list>
            <text:list-item>
              <text:list>
                <text:list-item>
                  <text:h text:style-name="P27" text:outline-level="3"><text:bookmark-start text:name="__RefHeading___Toc256_2066405703"/>Things I am proud of<text:bookmark-end text:name="__RefHeading___Toc256_2066405703"/></text:h>
                </text:list-item>
              </text:list>
            </text:list-item>
          </text:list>
        </text:list-item>
      </text:list>
      <text:p text:style-name="P3"/>
      <text:p text:style-name="P13">RBS 3</text:p>
      <text:p text:style-name="P9"><text:span text:style-name="T1">Working as a lead developer designing and developing the </text:span><text:span text:style-name="T2">load and the internal calculation processes for the LoanIQ project.</text:span></text:p>
      <text:p text:style-name="P12">Complex load process with a “deamon” waiting to files to arrive. Files arrived in random order but could only be loaded in a semi flexible order. </text:p>
      <text:p text:style-name="P12">15 file types from 10 different suppliers this resulted in lots of different combination making modularisation and parametrisation using templates vital. </text:p>
      <text:p text:style-name="P12">I spent a lot of time building the templates and module structure in order to get it right. At the beginning I couldn’t show much progress but later it resulted in better code, faster development and the possibility to hand over the development of new procedures to other developers.</text:p>
      <text:p text:style-name="P15"/>
      <text:p text:style-name="P14">CS</text:p>
      <text:p text:style-name="P12">The first time I worked at CS I had little RAC and no Streams experience. I was the Oracle DBA in my business area. I had a hard time at the beginning doing the refreshes of the 3 way RAC/Streams systems. I managed and came through it. But it caused me several long days/nights.</text:p>
      <text:p text:style-name="P15"/>
      <text:p text:style-name="P8"/>
      <text:list xml:id="list4253899997" text:style-name="WWNum1">
        <text:list-item>
          <text:list>
            <text:list-item>
              <text:list>
                <text:list-item>
                  <text:h text:style-name="P28" text:outline-level="3"><text:bookmark-start text:name="__RefHeading___Toc331_3511163547"/>STAR questions and answers<text:bookmark-end text:name="__RefHeading___Toc331_3511163547"/></text:h>
                </text:list-item>
              </text:list>
            </text:list-item>
          </text:list>
        </text:list-item>
      </text:list>
      <text:p text:style-name="P5"/>
      <text:p text:style-name="P4">---- Where did you demonstrate development skills?</text:p>
      <text:p text:style-name="P4"/>
      <text:p text:style-name="P4">RBS: LoanIQ development project</text:p>
      <text:p text:style-name="P5"/>
      <text:p text:style-name="P5">Powerhell, SQL*Loader, PL/SQL</text:p>
      <text:p text:style-name="P5"/>
      <text:p text:style-name="P4">RBS: Developing tools and batch jobs</text:p>
      <text:p text:style-name="P5"/>
      <text:p text:style-name="P5">go utility</text:p>
      <text:p text:style-name="P5">Batch job development, e.g. Refresh via datapump. <text:span text:style-name="T6">A datapump refresh solution was not provided by the central engineering team. I was required by the project therefore I developed a project specific solution.</text:span></text:p>
      <text:p text:style-name="P5"/>
      <text:p text:style-name="P5"/>
      <text:p text:style-name="P7"><text:bookmark text:name="__DdeLink__321_3511163547"/>---- Somebody had not pulled their weight. What did you do?</text:p>
      <text:p text:style-name="P4"><text:bookmark text:name="__DdeLink__321_35111635471"/></text:p>
      <text:p text:style-name="P4">YYY (Alex) at TA (LV=)</text:p>
      <text:p text:style-name="P5">- YYY didn’t even hide the fact that he didn’t do much. We had a special case at LV= that our branch of the company was closed down with lots of redundancies already realised and more coming up. But this was not good for the moral of other people. I did do my work and kept an eye on the situation. </text:p>
      <text:p text:style-name="P5"><text:s text:c="2"/>Does it get better, worse or does it stay the same?</text:p>
      <text:p text:style-name="P5">- I spoke to YYY mentioning that others work very hard and he could do more. I am not sure what words I used but I tried to be polite.</text:p>
      <text:p text:style-name="P5">- I then spoke to a good colleague to see if they see the same as I.</text:p>
      <text:p text:style-name="P5">- When the situation didn’t get better I carefully spoke to the manager. As it turned out he was well aware of the situation but it didn’t bother him too much.</text:p>
      <text:p text:style-name="P5">- <text:s/>With the special situation in mind, I didn’t take any need further action and continues doing my job. YYY left in the next round of voluntary redundancies.</text:p>
      <text:p text:style-name="P5"/>
      <text:p text:style-name="P4">CMG Finance (Straessle) XXX (Linda) forms reports developer</text:p>
      <text:p text:style-name="P5">- We had small business aligned teams of 2-3 developers. XXX wasn’t very strong in developing Oracle Forms programs. She struggled to complete her programs in time.</text:p>
      <text:p text:style-name="P5">- Without ever making a formal decision, I gradually took on more Oracle Forms development and she in return did more reports development, in which she was very strong.</text:p>
      <text:p text:style-name="P5">- This worked very well for the team and as a result we could meat our deadlines.</text:p>
      <text:p text:style-name="P5"/>
      <text:p text:style-name="P4">---- Tell me about a situation where you had to complete a task under a tight deadline.</text:p>
      <text:p text:style-name="P5"/>
      <text:p text:style-name="P4">Streams refresh at CS</text:p>
      <text:p text:style-name="P5">- I was new at CS at the time and had to perform a complex refresh of a 3-way Oracle Streams system across 3 continents. I hadn’t worked with Streams before so I was a challenge.</text:p>
      <text:p text:style-name="P5">- I started the refresh during the day and after initially going well the refresh failed late in the day. The refresh could only be stared in a narrow time window during the day. I had missed this window and due to the time zone differences, scheduled jobs and backups, the refresh in one location failed.</text:p>
      <text:p text:style-name="P5">- I was after office hours already but I managed to call a colleague who had worked on the system before. He explained to me how to get the system back to a state from which to re-start the refresh. I had to work late but I got the job done.</text:p>
      <text:p text:style-name="P5">Oracle streams is quiet complicated and I needed to make sure everything is ok and the second attempt of the refresh will work.</text:p>
      <text:p text:style-name="P5">- The next day I did kick of the refresh process a the correct time and it completed successfully. </text:p>
      <text:p text:style-name="P5"/>
      <text:p text:style-name="P4">Character set migration of the LoanIQ database at RBS</text:p>
      <text:p text:style-name="P5">- The project was already ongoing when I joined.</text:p>
      <text:p text:style-name="P5">- The first meeting in which I participated had a bad atmosphere. The project manager did repeatable ask to get Oracle involved. I didn’t see a need for it and told him so. But his repeated requests were <text:soft-page-break/>concerning and to me sounded like preparing for failure.</text:p>
      <text:p text:style-name="P5">- I have to add, the team was build of two groups of people. The development team and the infrastructure team, with the project manager coming from the development team. There was tension between the two teams.</text:p>
      <text:p text:style-name="P5">- I started working on the character set conversion and opted for a in-place conversion. After a few iterations of conversion and testing, it became apparent to me that this won’t work due to too many issues with the data dictionary.</text:p>
      <text:p text:style-name="P5">- I had to go to the project manager an tell him that we need take a different approach, building a new database and doing an export / import. It wasn’t easy as this meant that we had lost 3 weeks working on the in place conversion.</text:p>
      <text:p text:style-name="P5">- Well, not all time was lost as I could use most of my existing scripts, and add to them for the new approach.</text:p>
      <text:p text:style-name="P5">- We continued working, testing having multiple iterations of the process until the deadline came. And with some stressful day and some meetings that weren’t easy, we completed the project in time.</text:p>
      <text:p text:style-name="P5">- A year later when one of my main projects ended and I had only 50% it was this team that took me on as a developer to cover the other 50%.</text:p>
      <text:p text:style-name="Preformatted_20_Text"/>
      <text:list xml:id="list133613022452634" text:continue-list="list133613876635465" text:style-name="WWNum2">
        <text:list-item>
          <text:list>
            <text:list-item>
              <text:list>
                <text:list-item>
                  <text:h text:style-name="P27" text:outline-level="3"><text:bookmark-start text:name="__RefHeading___Toc258_2066405703"/>Mistakes that I have made<text:bookmark-end text:name="__RefHeading___Toc258_2066405703"/></text:h>
                </text:list-item>
              </text:list>
            </text:list-item>
          </text:list>
        </text:list-item>
      </text:list>
      <text:p text:style-name="Text_20_body"/>
      <text:p text:style-name="P14">Run a batch job in production instead of test</text:p>
      <text:p text:style-name="P10">- When I realised the mistake, I immediately informed the users and my team leader.</text:p>
      <text:p text:style-name="P10">- The business users assessed the impact/damage</text:p>
      <text:p text:style-name="P10">- Suspending all production batch jobs to avoid further damage. This way the situation could be assessed without further damage being caused.</text:p>
      <text:p text:style-name="P10">- I was lucky that the data changed by the job could be fixed via an ad-hoc script</text:p>
      <text:p text:style-name="P10"/>
      <text:p text:style-name="P13">Refreshed the wrong test database</text:p>
      <text:p text:style-name="P10">- All databaeses had the same name (exii) in prod, test and dev, even if there were several test databases, they all had the same exii name when they were on a different host.</text:p>
      <text:p text:style-name="P10">- Refreshes were started from a central scheduling server and as often the users had different names for their systems as the IT people.</text:p>
      <text:p text:style-name="P10">- So I by mistake refreshed the wrong system, to make matters worse the refresh was needed for the high profile project trying tot meed strict deadlines. Also the refresh required other dependent systems to be refreshed in parallel.</text:p>
      <text:p text:style-name="P10">After assessing the situation together with users and my manager, we decided that a refresh from a old production backup of a specific date was the best way to recover the test system.</text:p>
      <text:p text:style-name="P10">- So I ended up to to have to refresh 2 systems including their dependent systems. Which was a very long day and an early morning the next day.</text:p>
      <text:p text:style-name="P10">As a result we re-named the refresh scripts on the scheduling server to make it clearer which database is being refreshed and also added warning messages into the refresh scripts.</text:p>
      <text:p text:style-name="P10"/>
      <text:p text:style-name="P13">“rm a *” instead of “rm a*”</text:p>
      <text:p text:style-name="P10">I still remember one mistake I made early in my career when I was still a developer. It’s strange that I remember this one.</text:p>
      <text:p text:style-name="P10">I needed to delete a number of files and type the command “rm a*”</text:p>
      <text:p text:style-name="P10">I got the message “couldn’t find file d” and I took me a moment to work out what happened.</text:p>
      <text:p text:style-name="P9"><text:span text:style-name="T1">I did typed “rm a * </text:span><text:span text:style-name="T3">” instead of <text:s/>“rm a*” so while it couldn’t find file d, it did find everything else.</text:span></text:p>
      <text:p text:style-name="P11">It didn’t have a big impact as I did only delete my own files but it took me a week to recover from the loss of <text:s/>program code and I did learn to be careful using wildcards early in my career.</text:p>
      <text:p text:style-name="P11"/>
      <text:p text:style-name="P11"/>
      <text:p text:style-name="P21"><text:soft-page-break/>Logged off from a Windows server from a service account (Teachers Assurance)</text:p>
      <text:p text:style-name="P20">The host was the scheduling server and as a result of the user being logged off, no batch jobs did run from this point. </text:p>
      <text:p text:style-name="P20">The batch jobs should really run as a service instead via a logged on user but this wasn’t how it was set up here.</text:p>
      <text:p text:style-name="P20">To fix the problem we needed to run all batch jobs in the correct order. First we did run yesterdays batch jobs. To do this we needed to set the system date of the Windows host to yesterdays day so that the jobs run in the correct “business date”. Then we set the system date back to today and run the remaining jobs. This took all morning and lunch time but we had the system back for the afternoon.</text:p>
      <text:p text:style-name="P20"/>
      <text:list xml:id="list133613073155231" text:continue-numbering="true" text:style-name="WWNum2">
        <text:list-item>
          <text:list>
            <text:list-item>
              <text:list>
                <text:list-item>
                  <text:h text:style-name="P27" text:outline-level="3"><text:bookmark-start text:name="__RefHeading___Toc446_1151338445"/>Things to say<text:bookmark-end text:name="__RefHeading___Toc446_1151338445"/></text:h>
                </text:list-item>
              </text:list>
            </text:list-item>
          </text:list>
        </text:list-item>
      </text:list>
      <text:p text:style-name="P10"/>
      <text:p text:style-name="P10">I haven't got a good memory, but I have my notes and I always get the job done.</text:p>
      <text:p text:style-name="P10">You can see that on my CV that I have worked several times at the same place.</text:p>
      <text:p text:style-name="P10"/>
      <text:p text:style-name="P6"/>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_RefHeading___Toc590_1004033154" text:style-name="Index_20_Link" text:visited-style-name="Index_20_Link">Liverpool Victoria (LV=) / Teachers Assurance<text:tab/>1</text:a></text:p>
          <text:p text:style-name="P16"><text:a xlink:type="simple" xlink:href="#__RefHeading___Toc592_1004033154" text:style-name="Index_20_Link" text:visited-style-name="Index_20_Link">RBS 3<text:tab/>1</text:a></text:p>
          <text:p text:style-name="P16"><text:a xlink:type="simple" xlink:href="#__RefHeading___Toc594_1004033154" text:style-name="Index_20_Link" text:visited-style-name="Index_20_Link">Credit Suisse (CS)<text:tab/>1</text:a></text:p>
          <text:p text:style-name="P16"><text:a xlink:type="simple" xlink:href="#__RefHeading___Toc256_2066405703" text:style-name="Index_20_Link" text:visited-style-name="Index_20_Link">Things I am proud of<text:tab/>2</text:a></text:p>
          <text:p text:style-name="P16"><text:a xlink:type="simple" xlink:href="#__RefHeading___Toc331_3511163547" text:style-name="Index_20_Link" text:visited-style-name="Index_20_Link">STAR questions and answers<text:tab/>2</text:a></text:p>
          <text:p text:style-name="P16"><text:a xlink:type="simple" xlink:href="#__RefHeading___Toc258_2066405703" text:style-name="Index_20_Link" text:visited-style-name="Index_20_Link">Mistakes that I have made<text:tab/>4</text:a></text:p>
          <text:p text:style-name="P16"><text:a xlink:type="simple" xlink:href="#__RefHeading___Toc446_1151338445" text:style-name="Index_20_Link" text:visited-style-name="Index_20_Link">Things to say<text:tab/>5</text:a></text:p>
        </text:index-body>
      </text:table-of-conten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OpenSymbol2" svg:font-family="OpenSymbol" style:font-adornments="Regular" style:font-pitch="variable" style:font-charset="x-symbol"/>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OpenSymbol3" svg:font-family="OpenSymbol"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GB" style:letter-kerning="true" style:font-name-asian="DejaVu Sans" style:font-size-asian="10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GB" style:letter-kerning="true" style:font-name-asian="DejaVu Sans" style:font-size-asian="10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Liberation Serif" fo:font-family="'Liberation Serif'" style:font-family-generic="roman" style:font-pitch="variable" fo:font-size="12pt" fo:language="en" fo:country="GB"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Heading"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DejaVu Sans Mono" fo:font-family="'DejaVu Sans Mono'" style:font-family-generic="roman" style:font-pitch="variable" fo:font-size="10pt" style:font-name-asian="DejaVu Sans Mono1" style:font-family-asian="'DejaVu Sans Mono'" style:font-family-generic-asian="system" style:font-pitch-asian="variable" style:font-size-asian="10pt" style:font-name-complex="Lohit Hindi" style:font-family-complex="'Lohit Hindi'"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Body_20_Text_20_3" style:display-name="Body Text 3" style:family="paragraph" style:parent-style-name="Standard" style:default-outline-level="">
      <style:paragraph-properties fo:orphans="0" fo:widows="0"/>
      <style:text-properties style:font-name="Times New Roman" fo:font-family="'Times New Roman'" style:font-family-generic="roman" style:font-pitch="variable" fo:font-size="10pt" fo:language="en" fo:country="US" fo:font-weight="bold" style:font-size-asian="10pt" style:font-weight-asian="bold" style:font-name-complex="Times New Roman1" style:font-family-complex="'Times New Roman'" style:font-family-generic-complex="system" style:font-pitch-complex="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WW8Num3z0" style:family="text">
      <style:text-properties style:font-name="Symbol" fo:font-family="Symbol" style:font-family-generic="roman" style:font-pitch="variable" style:font-name-complex="OpenSymbol4" style:font-family-complex="OpenSymbol, 'Arial Unicode MS'" style:font-family-generic-complex="system" style:font-pitch-complex="variable"/>
    </style:style>
    <style:style style:name="WW8Num3z1" style:family="text">
      <style:text-properties style:font-name="OpenSymbol1" fo:font-family="OpenSymbol, 'Arial Unicode MS'" style:font-family-generic="roman" style:font-pitch="variable" style:font-name-complex="OpenSymbol4" style:font-family-complex="OpenSymbol, 'Arial Unicode MS'" style:font-family-generic-complex="system" style:font-pitch-complex="variable"/>
    </style:style>
    <style:style style:name="WW8Num2z0" style:family="text">
      <style:text-properties style:font-name="Symbol" fo:font-family="Symbol" style:font-family-generic="roman" style:font-pitch="variable" fo:font-size="11pt" fo:language="en" fo:country="GB" style:font-size-asian="11pt" style:font-name-complex="OpenSymbol4" style:font-family-complex="OpenSymbol, 'Arial Unicode MS'" style:font-family-generic-complex="system" style:font-pitch-complex="variable"/>
    </style:style>
    <style:style style:name="WW8Num2z1" style:family="text">
      <style:text-properties style:font-name="OpenSymbol1" fo:font-family="OpenSymbol, 'Arial Unicode MS'" style:font-family-generic="roman" style:font-pitch="variable" style:font-name-complex="OpenSymbol4" style:font-family-complex="OpenSymbol, 'Arial Unicode MS'" style:font-family-generic-complex="system" style:font-pitch-complex="variable"/>
    </style:style>
    <style:style style:name="ListLabel_20_1" style:display-name="ListLabel 1" style:family="text">
      <style:text-properties fo:font-size="11pt" fo:font-weight="normal" style:font-size-asian="11pt" style:font-weight-asian="normal" style:font-name-complex="OpenSymbol4" style:font-family-complex="OpenSymbol, 'Arial Unicode MS'" style:font-family-generic-complex="system" style:font-pitch-complex="variable"/>
    </style:style>
    <style:style style:name="ListLabel_20_2" style:display-name="ListLabel 2" style:family="text">
      <style:text-properties style:font-name-complex="OpenSymbol4" style:font-family-complex="OpenSymbol, 'Arial Unicode MS'" style:font-family-generic-complex="system" style:font-pitch-complex="variable"/>
    </style:style>
    <style:style style:name="ListLabel_20_3" style:display-name="ListLabel 3" style:family="text">
      <style:text-properties style:font-name-complex="OpenSymbol4" style:font-family-complex="OpenSymbol, 'Arial Unicode MS'" style:font-family-generic-complex="system" style:font-pitch-complex="variable"/>
    </style:style>
    <style:style style:name="ListLabel_20_4" style:display-name="ListLabel 4" style:family="text">
      <style:text-properties style:font-name-complex="OpenSymbol4" style:font-family-complex="OpenSymbol, 'Arial Unicode MS'" style:font-family-generic-complex="system" style:font-pitch-complex="variable"/>
    </style:style>
    <style:style style:name="ListLabel_20_5" style:display-name="ListLabel 5" style:family="text">
      <style:text-properties style:font-name-complex="OpenSymbol4" style:font-family-complex="OpenSymbol, 'Arial Unicode MS'" style:font-family-generic-complex="system" style:font-pitch-complex="variable"/>
    </style:style>
    <style:style style:name="ListLabel_20_6" style:display-name="ListLabel 6" style:family="text">
      <style:text-properties style:font-name-complex="OpenSymbol4" style:font-family-complex="OpenSymbol, 'Arial Unicode MS'" style:font-family-generic-complex="system" style:font-pitch-complex="variable"/>
    </style:style>
    <style:style style:name="ListLabel_20_7" style:display-name="ListLabel 7" style:family="text">
      <style:text-properties style:font-name-complex="OpenSymbol4" style:font-family-complex="OpenSymbol, 'Arial Unicode MS'" style:font-family-generic-complex="system" style:font-pitch-complex="variable"/>
    </style:style>
    <style:style style:name="ListLabel_20_8" style:display-name="ListLabel 8" style:family="text">
      <style:text-properties style:font-name-complex="OpenSymbol4" style:font-family-complex="OpenSymbol, 'Arial Unicode MS'" style:font-family-generic-complex="system" style:font-pitch-complex="variable"/>
    </style:style>
    <style:style style:name="ListLabel_20_9" style:display-name="ListLabel 9" style:family="text">
      <style:text-properties style:font-name-complex="OpenSymbol4" style:font-family-complex="OpenSymbol, 'Arial Unicode MS'"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1pt" fo:language="en" fo:country="GB" fo:font-weight="normal" style:font-size-asian="11pt" style:font-weight-asian="normal" style:font-name-complex="OpenSymbol4" style:font-family-complex="OpenSymbol, 'Arial Unicode MS'" style:font-family-generic-complex="system" style:font-pitch-complex="variable"/>
    </style:style>
    <style:style style:name="ListLabel_20_11" style:display-name="ListLabel 11" style:family="text">
      <style:text-properties style:font-name-complex="OpenSymbol4" style:font-family-complex="OpenSymbol, 'Arial Unicode MS'" style:font-family-generic-complex="system" style:font-pitch-complex="variable"/>
    </style:style>
    <style:style style:name="ListLabel_20_12" style:display-name="ListLabel 12" style:family="text">
      <style:text-properties style:font-name-complex="OpenSymbol4" style:font-family-complex="OpenSymbol, 'Arial Unicode MS'" style:font-family-generic-complex="system" style:font-pitch-complex="variable"/>
    </style:style>
    <style:style style:name="ListLabel_20_13" style:display-name="ListLabel 13" style:family="text">
      <style:text-properties fo:font-size="11pt" fo:language="en" fo:country="GB" style:font-size-asian="11pt" style:font-name-complex="OpenSymbol4" style:font-family-complex="OpenSymbol, 'Arial Unicode MS'" style:font-family-generic-complex="system" style:font-pitch-complex="variable"/>
    </style:style>
    <style:style style:name="ListLabel_20_14" style:display-name="ListLabel 14" style:family="text">
      <style:text-properties style:font-name-complex="OpenSymbol4" style:font-family-complex="OpenSymbol, 'Arial Unicode MS'" style:font-family-generic-complex="system" style:font-pitch-complex="variable"/>
    </style:style>
    <style:style style:name="ListLabel_20_15" style:display-name="ListLabel 15" style:family="text">
      <style:text-properties style:font-name-complex="OpenSymbol4" style:font-family-complex="OpenSymbol, 'Arial Unicode MS'" style:font-family-generic-complex="system" style:font-pitch-complex="variable"/>
    </style:style>
    <style:style style:name="ListLabel_20_16" style:display-name="ListLabel 16" style:family="text">
      <style:text-properties fo:font-size="11pt" fo:language="en" fo:country="GB" style:font-size-asian="11pt" style:font-name-complex="OpenSymbol4" style:font-family-complex="OpenSymbol, 'Arial Unicode MS'" style:font-family-generic-complex="system" style:font-pitch-complex="variable"/>
    </style:style>
    <style:style style:name="ListLabel_20_17" style:display-name="ListLabel 17" style:family="text">
      <style:text-properties style:font-name-complex="OpenSymbol4" style:font-family-complex="OpenSymbol, 'Arial Unicode MS'" style:font-family-generic-complex="system" style:font-pitch-complex="variable"/>
    </style:style>
    <style:style style:name="ListLabel_20_18" style:display-name="ListLabel 18" style:family="text">
      <style:text-properties style:font-name-complex="OpenSymbol4" style:font-family-complex="OpenSymbol, 'Arial Unicode MS'" style:font-family-generic-complex="system" style:font-pitch-complex="variable"/>
    </style:style>
    <style:style style:name="ListLabel_20_19" style:display-name="ListLabel 19" style:family="text">
      <style:text-properties fo:font-size="11pt" fo:font-weight="normal" style:font-size-asian="11pt" style:font-weight-asian="normal" style:font-name-complex="OpenSymbol4" style:font-family-complex="OpenSymbol, 'Arial Unicode MS'" style:font-family-generic-complex="system" style:font-pitch-complex="variable"/>
    </style:style>
    <style:style style:name="ListLabel_20_20" style:display-name="ListLabel 20" style:family="text">
      <style:text-properties style:font-name-complex="OpenSymbol4" style:font-family-complex="OpenSymbol, 'Arial Unicode MS'" style:font-family-generic-complex="system" style:font-pitch-complex="variable"/>
    </style:style>
    <style:style style:name="ListLabel_20_21" style:display-name="ListLabel 21" style:family="text">
      <style:text-properties style:font-name-complex="OpenSymbol4" style:font-family-complex="OpenSymbol, 'Arial Unicode MS'" style:font-family-generic-complex="system" style:font-pitch-complex="variable"/>
    </style:style>
    <style:style style:name="ListLabel_20_22" style:display-name="ListLabel 22" style:family="text">
      <style:text-properties style:font-name-complex="OpenSymbol4" style:font-family-complex="OpenSymbol, 'Arial Unicode MS'" style:font-family-generic-complex="system" style:font-pitch-complex="variable"/>
    </style:style>
    <style:style style:name="ListLabel_20_23" style:display-name="ListLabel 23" style:family="text">
      <style:text-properties style:font-name-complex="OpenSymbol4" style:font-family-complex="OpenSymbol, 'Arial Unicode MS'" style:font-family-generic-complex="system" style:font-pitch-complex="variable"/>
    </style:style>
    <style:style style:name="ListLabel_20_24" style:display-name="ListLabel 24" style:family="text">
      <style:text-properties style:font-name-complex="OpenSymbol4" style:font-family-complex="OpenSymbol, 'Arial Unicode MS'" style:font-family-generic-complex="system" style:font-pitch-complex="variable"/>
    </style:style>
    <style:style style:name="ListLabel_20_25" style:display-name="ListLabel 25" style:family="text">
      <style:text-properties style:font-name-complex="OpenSymbol4" style:font-family-complex="OpenSymbol, 'Arial Unicode MS'" style:font-family-generic-complex="system" style:font-pitch-complex="variable"/>
    </style:style>
    <style:style style:name="ListLabel_20_26" style:display-name="ListLabel 26" style:family="text">
      <style:text-properties style:font-name-complex="OpenSymbol4" style:font-family-complex="OpenSymbol, 'Arial Unicode MS'" style:font-family-generic-complex="system" style:font-pitch-complex="variable"/>
    </style:style>
    <style:style style:name="ListLabel_20_27" style:display-name="ListLabel 27" style:family="text">
      <style:text-properties style:font-name-complex="OpenSymbol4" style:font-family-complex="OpenSymbol, 'Arial Unicode MS'"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1pt" fo:language="en" fo:country="GB" fo:font-weight="normal" style:font-size-asian="11pt" style:font-weight-asian="normal" style:font-name-complex="OpenSymbol4" style:font-family-complex="OpenSymbol, 'Arial Unicode MS'" style:font-family-generic-complex="system" style:font-pitch-complex="variable"/>
    </style:style>
    <style:style style:name="ListLabel_20_29" style:display-name="ListLabel 29" style:family="text">
      <style:text-properties style:font-name-complex="OpenSymbol4" style:font-family-complex="OpenSymbol, 'Arial Unicode MS'" style:font-family-generic-complex="system" style:font-pitch-complex="variable"/>
    </style:style>
    <style:style style:name="ListLabel_20_30" style:display-name="ListLabel 30" style:family="text">
      <style:text-properties style:font-name-complex="OpenSymbol4" style:font-family-complex="OpenSymbol, 'Arial Unicode MS'" style:font-family-generic-complex="system" style:font-pitch-complex="variable"/>
    </style:style>
    <style:style style:name="ListLabel_20_31" style:display-name="ListLabel 31" style:family="text">
      <style:text-properties fo:font-size="11pt" fo:language="en" fo:country="GB" style:font-size-asian="11pt" style:font-name-complex="OpenSymbol4" style:font-family-complex="OpenSymbol, 'Arial Unicode MS'" style:font-family-generic-complex="system" style:font-pitch-complex="variable"/>
    </style:style>
    <style:style style:name="ListLabel_20_32" style:display-name="ListLabel 32" style:family="text">
      <style:text-properties style:font-name-complex="OpenSymbol4" style:font-family-complex="OpenSymbol, 'Arial Unicode MS'" style:font-family-generic-complex="system" style:font-pitch-complex="variable"/>
    </style:style>
    <style:style style:name="ListLabel_20_33" style:display-name="ListLabel 33" style:family="text">
      <style:text-properties style:font-name-complex="OpenSymbol4" style:font-family-complex="OpenSymbol, 'Arial Unicode MS'" style:font-family-generic-complex="system" style:font-pitch-complex="variable"/>
    </style:style>
    <style:style style:name="ListLabel_20_34" style:display-name="ListLabel 34" style:family="text">
      <style:text-properties fo:font-size="11pt" fo:language="en" fo:country="GB" style:font-size-asian="11pt" style:font-name-complex="OpenSymbol4" style:font-family-complex="OpenSymbol, 'Arial Unicode MS'" style:font-family-generic-complex="system" style:font-pitch-complex="variable"/>
    </style:style>
    <style:style style:name="ListLabel_20_35" style:display-name="ListLabel 35" style:family="text">
      <style:text-properties style:font-name-complex="OpenSymbol4" style:font-family-complex="OpenSymbol, 'Arial Unicode MS'" style:font-family-generic-complex="system" style:font-pitch-complex="variable"/>
    </style:style>
    <style:style style:name="ListLabel_20_36" style:display-name="ListLabel 36" style:family="text">
      <style:text-properties style:font-name-complex="OpenSymbol4" style:font-family-complex="OpenSymbol, 'Arial Unicode M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suffix="." style:num-format="">
        <style:list-level-properties text:list-level-position-and-space-mode="label-alignment">
          <style:list-level-label-alignment text:label-followed-by="nothing" fo:text-indent="-1cm" fo:margin-left="1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suffix="." style:num-format="">
        <style:list-level-properties text:list-level-position-and-space-mode="label-alignment">
          <style:list-level-label-alignment text:label-followed-by="nothing" fo:text-indent="-1cm" fo:margin-left="1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suffix="." style:num-format="">
        <style:list-level-properties text:list-level-position-and-space-mode="label-alignment">
          <style:list-level-label-alignment text:label-followed-by="nothing" fo:text-indent="-1cm" fo:margin-left="1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6cm" fo:margin-bottom="1.6cm" fo:margin-left="1.799cm" fo:margin-right="1.799cm" style:writing-mode="lr-tb" style:layout-grid-color="#c0c0c0" style:layout-grid-lines="6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587cm" fo:margin-left="0cm" fo:margin-right="0cm" fo:margin-top="0.487cm" style:dynamic-spacing="true"/>
      </style:footer-style>
    </style:page-layout>
  </office:automatic-styles>
  <office:master-styles>
    <style:master-page style:name="Standard" style:page-layout-name="Mpm1">
      <style:footer>
        <text:p text:style-name="MP1">--- My Jobs ---<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7T08:55:23</meta:creation-date>
    <meta:initial-creator>Udo </meta:initial-creator>
    <dc:language>en-GB</dc:language>
    <dc:date>2018-04-11T13:36:11.944204830</dc:date>
    <meta:editing-cycles>55</meta:editing-cycles>
    <meta:editing-duration>PT2H8M21S</meta:editing-duration>
    <meta:generator>LibreOffice/5.3.1.2$Linux_X86_64 LibreOffice_project/30m0$Build-2</meta:generator>
    <meta:document-statistic meta:table-count="0" meta:image-count="0" meta:object-count="0" meta:page-count="6" meta:paragraph-count="107" meta:word-count="2081" meta:character-count="11770" meta:non-whitespace-character-count="9792"/>
  </office:meta>
</office:document-meta>
</file>